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3AE00001CD71AA61D66.svm"/>
  <manifest:file-entry manifest:media-type="" manifest:full-path="Pictures/200000070000208F0000208FA471BF11.svm"/>
  <manifest:file-entry manifest:media-type="" manifest:full-path="Pictures/2000000700003482000047024FA7409C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굴림체" svg:font-family="굴림체" style:font-family-generic="modern" style:font-pitch="fixed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표13" style:family="table">
      <style:table-properties style:width="11.1cm" table:align="margins" table:border-model="collapsing"/>
    </style:style>
    <style:style style:name="표13.A" style:family="table-column">
      <style:table-column-properties style:column-width="3.3cm" style:rel-column-width="19487*"/>
    </style:style>
    <style:style style:name="표13.B" style:family="table-column">
      <style:table-column-properties style:column-width="3.101cm" style:rel-column-width="18310*"/>
    </style:style>
    <style:style style:name="표13.C" style:family="table-column">
      <style:table-column-properties style:column-width="4.699cm" style:rel-column-width="27738*"/>
    </style:style>
    <style:style style:name="표13.1" style:family="table-row">
      <style:table-row-properties style:min-row-height="0.099cm"/>
    </style:style>
    <style:style style:name="표13.A1" style:family="table-cell">
      <style:table-cell-properties style:vertical-align="middle" fo:padding-left="0.18cm" fo:padding-right="0.18cm" fo:padding-top="0.049cm" fo:padding-bottom="0.049cm" fo:border="none"/>
    </style:style>
    <style:style style:name="표1" style:family="table">
      <style:table-properties style:width="15cm" table:align="margins"/>
    </style:style>
    <style:style style:name="표1.A" style:family="table-column">
      <style:table-column-properties style:column-width="3.731cm" style:rel-column-width="16298*"/>
    </style:style>
    <style:style style:name="표1.B" style:family="table-column">
      <style:table-column-properties style:column-width="11.269cm" style:rel-column-width="49237*"/>
    </style:style>
    <style:style style:name="표1.1" style:family="table-row">
      <style:table-row-properties style:min-row-height="0.661cm"/>
    </style:style>
    <style:style style:name="표1.A1" style:family="table-cell" style:data-style-name="N0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.B1" style:family="table-cell">
      <style:table-cell-properties fo:background-color="#c0c0c0" fo:padding="0.097cm" fo:border="0.002cm solid #000000">
        <style:background-image/>
      </style:table-cell-properties>
    </style:style>
    <style:style style:name="표1.A2" style:family="table-cell">
      <style:table-cell-properties fo:padding="0.097cm" fo:border-left="0.002cm solid #000000" fo:border-right="none" fo:border-top="none" fo:border-bottom="0.002cm solid #000000"/>
    </style:style>
    <style:style style:name="표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2" style:family="table">
      <style:table-properties style:width="15cm" table:align="margins"/>
    </style:style>
    <style:style style:name="표2.A" style:family="table-column">
      <style:table-column-properties style:column-width="3.731cm" style:rel-column-width="16298*"/>
    </style:style>
    <style:style style:name="표2.B" style:family="table-column">
      <style:table-column-properties style:column-width="11.269cm" style:rel-column-width="49237*"/>
    </style:style>
    <style:style style:name="표2.1" style:family="table-row">
      <style:table-row-properties style:min-row-height="0.661cm"/>
    </style:style>
    <style:style style:name="표2.A1" style:family="table-cell" style:data-style-name="N0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2.B1" style:family="table-cell">
      <style:table-cell-properties fo:background-color="#c0c0c0" fo:padding="0.097cm" fo:border="0.002cm solid #000000">
        <style:background-image/>
      </style:table-cell-properties>
    </style:style>
    <style:style style:name="표2.A2" style:family="table-cell">
      <style:table-cell-properties fo:padding="0.097cm" fo:border-left="0.002cm solid #000000" fo:border-right="none" fo:border-top="none" fo:border-bottom="0.002cm solid #000000"/>
    </style:style>
    <style:style style:name="표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3" style:family="table">
      <style:table-properties style:width="15cm" table:align="margins"/>
    </style:style>
    <style:style style:name="표3.A" style:family="table-column">
      <style:table-column-properties style:column-width="3.731cm" style:rel-column-width="16298*"/>
    </style:style>
    <style:style style:name="표3.B" style:family="table-column">
      <style:table-column-properties style:column-width="11.269cm" style:rel-column-width="49237*"/>
    </style:style>
    <style:style style:name="표3.1" style:family="table-row">
      <style:table-row-properties style:min-row-height="0.661cm"/>
    </style:style>
    <style:style style:name="표3.A1" style:family="table-cell" style:data-style-name="N0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3.B1" style:family="table-cell">
      <style:table-cell-properties fo:background-color="#c0c0c0" fo:padding="0.097cm" fo:border="0.002cm solid #000000">
        <style:background-image/>
      </style:table-cell-properties>
    </style:style>
    <style:style style:name="표3.A2" style:family="table-cell">
      <style:table-cell-properties fo:padding="0.097cm" fo:border-left="0.002cm solid #000000" fo:border-right="none" fo:border-top="none" fo:border-bottom="0.002cm solid #000000"/>
    </style:style>
    <style:style style:name="표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4" style:family="table">
      <style:table-properties style:width="15cm" table:align="margins"/>
    </style:style>
    <style:style style:name="표4.A" style:family="table-column">
      <style:table-column-properties style:column-width="3.731cm" style:rel-column-width="16298*"/>
    </style:style>
    <style:style style:name="표4.B" style:family="table-column">
      <style:table-column-properties style:column-width="11.269cm" style:rel-column-width="49237*"/>
    </style:style>
    <style:style style:name="표4.1" style:family="table-row">
      <style:table-row-properties style:min-row-height="0.661cm"/>
    </style:style>
    <style:style style:name="표4.A1" style:family="table-cell" style:data-style-name="N0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4.B1" style:family="table-cell">
      <style:table-cell-properties fo:background-color="#c0c0c0" fo:padding="0.097cm" fo:border="0.002cm solid #000000">
        <style:background-image/>
      </style:table-cell-properties>
    </style:style>
    <style:style style:name="표4.A2" style:family="table-cell">
      <style:table-cell-properties fo:padding="0.097cm" fo:border-left="0.002cm solid #000000" fo:border-right="none" fo:border-top="none" fo:border-bottom="0.002cm solid #000000"/>
    </style:style>
    <style:style style:name="표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5" style:family="table">
      <style:table-properties style:width="15cm" table:align="margins"/>
    </style:style>
    <style:style style:name="표5.A" style:family="table-column">
      <style:table-column-properties style:column-width="3.731cm" style:rel-column-width="16298*"/>
    </style:style>
    <style:style style:name="표5.B" style:family="table-column">
      <style:table-column-properties style:column-width="11.269cm" style:rel-column-width="49237*"/>
    </style:style>
    <style:style style:name="표5.1" style:family="table-row">
      <style:table-row-properties style:min-row-height="0.661cm"/>
    </style:style>
    <style:style style:name="표5.A1" style:family="table-cell" style:data-style-name="N0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5.B1" style:family="table-cell">
      <style:table-cell-properties fo:background-color="#c0c0c0" fo:padding="0.097cm" fo:border="0.002cm solid #000000">
        <style:background-image/>
      </style:table-cell-properties>
    </style:style>
    <style:style style:name="표5.A2" style:family="table-cell">
      <style:table-cell-properties fo:padding="0.097cm" fo:border-left="0.002cm solid #000000" fo:border-right="none" fo:border-top="none" fo:border-bottom="0.002cm solid #000000"/>
    </style:style>
    <style:style style:name="표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6" style:family="table">
      <style:table-properties style:width="15cm" table:align="margins"/>
    </style:style>
    <style:style style:name="표6.A" style:family="table-column">
      <style:table-column-properties style:column-width="3.942cm" style:rel-column-width="17223*"/>
    </style:style>
    <style:style style:name="표6.B" style:family="table-column">
      <style:table-column-properties style:column-width="11.058cm" style:rel-column-width="48312*"/>
    </style:style>
    <style:style style:name="표6.A1" style:family="table-cell" style:data-style-name="N0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6.B1" style:family="table-cell">
      <style:table-cell-properties fo:background-color="#c0c0c0" fo:padding="0.097cm" fo:border="0.002cm solid #000000">
        <style:background-image/>
      </style:table-cell-properties>
    </style:style>
    <style:style style:name="표6.A2" style:family="table-cell">
      <style:table-cell-properties fo:padding="0.097cm" fo:border-left="0.002cm solid #000000" fo:border-right="none" fo:border-top="none" fo:border-bottom="0.002cm solid #000000"/>
    </style:style>
    <style:style style:name="표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7" style:family="table">
      <style:table-properties style:width="15cm" table:align="margins"/>
    </style:style>
    <style:style style:name="표7.A" style:family="table-column">
      <style:table-column-properties style:column-width="3.942cm" style:rel-column-width="17223*"/>
    </style:style>
    <style:style style:name="표7.B" style:family="table-column">
      <style:table-column-properties style:column-width="11.058cm" style:rel-column-width="48312*"/>
    </style:style>
    <style:style style:name="표7.A1" style:family="table-cell" style:data-style-name="N0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7.B1" style:family="table-cell">
      <style:table-cell-properties fo:background-color="#c0c0c0" fo:padding="0.097cm" fo:border="0.002cm solid #000000">
        <style:background-image/>
      </style:table-cell-properties>
    </style:style>
    <style:style style:name="표7.A2" style:family="table-cell">
      <style:table-cell-properties fo:padding="0.097cm" fo:border-left="0.002cm solid #000000" fo:border-right="none" fo:border-top="none" fo:border-bottom="0.002cm solid #000000"/>
    </style:style>
    <style:style style:name="표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8" style:family="table">
      <style:table-properties style:width="15cm" table:align="margins"/>
    </style:style>
    <style:style style:name="표8.A" style:family="table-column">
      <style:table-column-properties style:column-width="3.942cm" style:rel-column-width="17223*"/>
    </style:style>
    <style:style style:name="표8.B" style:family="table-column">
      <style:table-column-properties style:column-width="11.058cm" style:rel-column-width="48312*"/>
    </style:style>
    <style:style style:name="표8.A1" style:family="table-cell" style:data-style-name="N0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8.B1" style:family="table-cell">
      <style:table-cell-properties fo:background-color="#c0c0c0" fo:padding="0.097cm" fo:border="0.002cm solid #000000">
        <style:background-image/>
      </style:table-cell-properties>
    </style:style>
    <style:style style:name="표8.A2" style:family="table-cell">
      <style:table-cell-properties fo:padding="0.097cm" fo:border-left="0.002cm solid #000000" fo:border-right="none" fo:border-top="none" fo:border-bottom="0.002cm solid #000000"/>
    </style:style>
    <style:style style:name="표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9" style:family="table">
      <style:table-properties style:width="15cm" table:align="margins"/>
    </style:style>
    <style:style style:name="표9.A" style:family="table-column">
      <style:table-column-properties style:column-width="3.942cm" style:rel-column-width="17223*"/>
    </style:style>
    <style:style style:name="표9.B" style:family="table-column">
      <style:table-column-properties style:column-width="11.058cm" style:rel-column-width="48312*"/>
    </style:style>
    <style:style style:name="표9.A1" style:family="table-cell" style:data-style-name="N0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9.B1" style:family="table-cell">
      <style:table-cell-properties fo:background-color="#c0c0c0" fo:padding="0.097cm" fo:border="0.002cm solid #000000">
        <style:background-image/>
      </style:table-cell-properties>
    </style:style>
    <style:style style:name="표9.A2" style:family="table-cell">
      <style:table-cell-properties fo:padding="0.097cm" fo:border-left="0.002cm solid #000000" fo:border-right="none" fo:border-top="none" fo:border-bottom="0.002cm solid #000000"/>
    </style:style>
    <style:style style:name="표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0" style:family="table">
      <style:table-properties style:width="15cm" table:align="margins"/>
    </style:style>
    <style:style style:name="표10.A" style:family="table-column">
      <style:table-column-properties style:column-width="3.942cm" style:rel-column-width="17223*"/>
    </style:style>
    <style:style style:name="표10.B" style:family="table-column">
      <style:table-column-properties style:column-width="11.058cm" style:rel-column-width="48312*"/>
    </style:style>
    <style:style style:name="표10.A1" style:family="table-cell" style:data-style-name="N0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0.B1" style:family="table-cell">
      <style:table-cell-properties fo:background-color="#c0c0c0" fo:padding="0.097cm" fo:border="0.002cm solid #000000">
        <style:background-image/>
      </style:table-cell-properties>
    </style:style>
    <style:style style:name="표10.A2" style:family="table-cell">
      <style:table-cell-properties fo:padding="0.097cm" fo:border-left="0.002cm solid #000000" fo:border-right="none" fo:border-top="none" fo:border-bottom="0.002cm solid #000000"/>
    </style:style>
    <style:style style:name="표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1" style:family="table">
      <style:table-properties style:width="15cm" table:align="margins"/>
    </style:style>
    <style:style style:name="표11.A" style:family="table-column">
      <style:table-column-properties style:column-width="3.942cm" style:rel-column-width="17223*"/>
    </style:style>
    <style:style style:name="표11.B" style:family="table-column">
      <style:table-column-properties style:column-width="11.058cm" style:rel-column-width="48312*"/>
    </style:style>
    <style:style style:name="표11.A1" style:family="table-cell" style:data-style-name="N0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1.B1" style:family="table-cell">
      <style:table-cell-properties fo:background-color="#c0c0c0" fo:padding="0.097cm" fo:border="0.002cm solid #000000">
        <style:background-image/>
      </style:table-cell-properties>
    </style:style>
    <style:style style:name="표11.A2" style:family="table-cell">
      <style:table-cell-properties fo:padding="0.097cm" fo:border-left="0.002cm solid #000000" fo:border-right="none" fo:border-top="none" fo:border-bottom="0.002cm solid #000000"/>
    </style:style>
    <style:style style:name="표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2" style:family="table">
      <style:table-properties style:width="15cm" table:align="margins"/>
    </style:style>
    <style:style style:name="표12.A" style:family="table-column">
      <style:table-column-properties style:column-width="3.942cm" style:rel-column-width="17223*"/>
    </style:style>
    <style:style style:name="표12.B" style:family="table-column">
      <style:table-column-properties style:column-width="11.058cm" style:rel-column-width="48312*"/>
    </style:style>
    <style:style style:name="표12.A1" style:family="table-cell" style:data-style-name="N0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2.B1" style:family="table-cell">
      <style:table-cell-properties fo:background-color="#c0c0c0" fo:padding="0.097cm" fo:border="0.002cm solid #000000">
        <style:background-image/>
      </style:table-cell-properties>
    </style:style>
    <style:style style:name="표12.A2" style:family="table-cell">
      <style:table-cell-properties fo:padding="0.097cm" fo:border-left="0.002cm solid #000000" fo:border-right="none" fo:border-top="none" fo:border-bottom="0.002cm solid #000000"/>
    </style:style>
    <style:style style:name="표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굴림체" fo:font-size="11pt" style:font-name-asian="굴림체" style:font-size-asian="11pt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굴림체" fo:font-size="11pt" style:font-name-asian="굴림체" style:font-size-asian="11pt" style:language-asian="ko" style:country-asian="KR" style:font-size-complex="11pt"/>
    </style:style>
    <style:style style:name="P3" style:family="paragraph" style:parent-style-name="Standard">
      <style:paragraph-properties style:snap-to-layout-grid="false"/>
      <style:text-properties style:font-name="굴림체" fo:font-size="11pt" style:font-name-asian="굴림체" style:font-size-asian="11pt" style:language-asian="ko" style:country-asian="KR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굴림체" fo:font-size="11pt" style:font-name-asian="굴림체" style:font-size-asian="11pt" style:language-asian="ko" style:country-asian="KR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굴림체" fo:font-size="11pt" style:font-name-asian="굴림체" style:font-size-asian="11pt" style:font-size-complex="11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굴림체" style:font-name-asian="굴림체"/>
    </style:style>
    <style:style style:name="P7" style:family="paragraph" style:parent-style-name="Standard">
      <style:paragraph-properties style:snap-to-layout-grid="false"/>
      <style:text-properties style:font-name="굴림체" style:font-name-asian="굴림체"/>
    </style:style>
    <style:style style:name="P8" style:family="paragraph" style:parent-style-name="Standard">
      <style:paragraph-properties style:snap-to-layout-grid="false"/>
      <style:text-properties style:font-name="굴림체" style:font-name-asian="굴림체" style:language-asian="ko" style:country-asian="KR"/>
    </style:style>
    <style:style style:name="P9" style:family="paragraph" style:parent-style-name="Standard">
      <style:text-properties style:font-name="굴림체" fo:font-size="13pt" style:font-name-asian="굴림체" style:font-size-asian="13pt" style:language-asian="ko" style:country-asian="KR" style:font-size-complex="13pt"/>
    </style:style>
    <style:style style:name="P10" style:family="paragraph" style:parent-style-name="Standard">
      <style:text-properties style:font-name="굴림체" fo:font-size="13pt" style:font-name-asian="굴림체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style:font-name="Arial Black" fo:font-size="24pt" style:font-name-asian="Arial Black" style:font-size-asian="24pt" style:font-size-complex="24pt"/>
    </style:style>
    <style:style style:name="P12" style:family="paragraph" style:parent-style-name="Table_20_Contents">
      <style:paragraph-properties fo:text-align="center" style:justify-single-word="false"/>
      <style:text-properties style:font-name="굴림체" style:font-name-asian="굴림체" style:language-asian="ko" style:country-asian="KR"/>
    </style:style>
    <style:style style:name="P13" style:family="paragraph" style:parent-style-name="Table_20_Contents">
      <style:paragraph-properties fo:text-align="center" style:justify-single-word="false"/>
      <style:text-properties style:font-name="굴림체" fo:font-size="11pt" style:font-name-asian="굴림체" style:font-size-asian="11pt" style:language-asian="ko" style:country-asian="KR" style:font-size-complex="11pt"/>
    </style:style>
    <style:style style:name="P14" style:family="paragraph" style:parent-style-name="Standard" style:list-style-name="L1">
      <style:paragraph-properties style:snap-to-layout-grid="false"/>
    </style:style>
    <style:style style:name="P15" style:family="paragraph" style:parent-style-name="Standard" style:list-style-name="L1">
      <style:paragraph-properties style:snap-to-layout-grid="false"/>
      <style:text-properties style:font-name="굴림체" style:font-name-asian="굴림체"/>
    </style:style>
    <style:style style:name="P16" style:family="paragraph" style:parent-style-name="Standard" style:list-style-name="L1">
      <style:paragraph-properties style:snap-to-layout-grid="false"/>
      <style:text-properties style:font-name="굴림체" style:font-name-asian="굴림체" style:language-asian="ko" style:country-asian="KR"/>
    </style:style>
    <style:style style:name="P17" style:family="paragraph" style:parent-style-name="Standard" style:list-style-name="L2">
      <style:paragraph-properties style:snap-to-layout-grid="false"/>
      <style:text-properties style:font-name="굴림체" style:font-name-asian="굴림체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굴림체" style:font-name-asian="굴림체"/>
    </style:style>
    <style:style style:name="P19" style:family="paragraph" style:parent-style-name="Standard" style:list-style-name="L1">
      <style:paragraph-properties style:snap-to-layout-grid="false"/>
      <style:text-properties style:font-name="굴림체" fo:font-size="11pt" style:font-name-asian="굴림체" style:font-size-asian="11pt" style:language-asian="ko" style:country-asian="KR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굴림체" fo:font-size="11pt" style:font-name-asian="굴림체" style:font-size-asian="11pt" style:language-asian="ko" style:country-asian="KR"/>
    </style:style>
    <style:style style:name="P21" style:family="paragraph" style:parent-style-name="Standard" style:list-style-name="L2">
      <style:paragraph-properties style:snap-to-layout-grid="false"/>
      <style:text-properties style:font-name="굴림체" fo:font-size="11pt" style:font-name-asian="굴림체" style:font-size-asian="11pt" style:font-size-complex="11pt"/>
    </style:style>
    <style:style style:name="P22" style:family="paragraph" style:parent-style-name="Standard" style:list-style-name="L1">
      <style:text-properties style:font-name="굴림체" fo:font-size="15pt" style:font-name-asian="굴림체" style:font-size-asian="15pt" style:font-size-complex="15pt"/>
    </style:style>
    <style:style style:name="P23" style:family="paragraph" style:parent-style-name="Standard" style:list-style-name="L2">
      <style:paragraph-properties style:snap-to-layout-grid="false"/>
      <style:text-properties style:font-name="굴림체" fo:font-size="15pt" style:font-name-asian="굴림체" style:font-size-asian="15pt" style:font-size-complex="15pt"/>
    </style:style>
    <style:style style:name="P24" style:family="paragraph" style:parent-style-name="Standard" style:list-style-name="L2">
      <style:paragraph-properties style:snap-to-layout-grid="false"/>
      <style:text-properties style:font-name="굴림체" fo:font-size="15pt" style:font-name-asian="굴림체" style:font-size-asian="15pt" style:language-asian="ko" style:country-asian="KR" style:font-size-complex="15pt"/>
    </style:style>
    <style:style style:name="P25" style:family="paragraph" style:parent-style-name="Standard" style:list-style-name="L1">
      <style:paragraph-properties fo:break-before="page"/>
      <style:text-properties style:font-name="굴림체" fo:font-size="15pt" style:font-name-asian="굴림체" style:font-size-asian="15pt" style:language-asian="ko" style:country-asian="KR" style:font-size-complex="15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language-asian="ko" style:country-asian="KR"/>
    </style:style>
    <style:style style:name="T4" style:family="text">
      <style:text-properties fo:color="#0000ff" style:font-name="굴림체" fo:font-size="11pt" style:text-underline-style="solid" style:text-underline-width="auto" style:text-underline-color="#0000ff" style:font-name-asian="굴림체" style:font-size-asian="11pt"/>
    </style:style>
    <style:style style:name="T5" style:family="text">
      <style:text-properties fo:color="#0000ff" fo:font-size="11pt" style:text-underline-style="solid" style:text-underline-width="auto" style:text-underline-color="#0000ff" style:font-size-asian="11pt"/>
    </style:style>
    <style:style style:name="T6" style:family="text">
      <style:text-properties fo:color="#0000ff" fo:font-size="11pt" style:text-underline-style="solid" style:text-underline-width="auto" style:text-underline-color="#0000ff" style:font-size-asian="11pt" style:language-asian="ko" style:country-asian="KR"/>
    </style:style>
    <style:style style:name="T7" style:family="text">
      <style:text-properties style:language-asian="ko" style:country-asian="KR"/>
    </style:style>
    <style:style style:name="T8" style:family="text">
      <style:text-properties style:font-name="굴림체" fo:font-size="11pt" style:font-name-asian="굴림체" style:font-size-asian="11pt"/>
    </style:style>
    <style:style style:name="T9" style:family="text">
      <style:text-properties style:font-name="굴림체" fo:font-size="11pt" style:font-name-asian="굴림체" style:font-size-asian="11pt" style:language-asian="ko" style:country-asian="KR"/>
    </style:style>
    <style:style style:name="T10" style:family="text">
      <style:text-properties style:font-name="굴림체" style:font-name-asian="굴림체"/>
    </style:style>
    <style:style style:name="T11" style:family="text">
      <style:text-properties style:font-name="굴림체" style:font-name-asian="굴림체" style:language-asian="ko" style:country-asian="KR"/>
    </style:style>
    <style:style style:name="T12" style:family="text">
      <style:text-properties style:font-name="굴림체" fo:font-size="15pt" style:font-name-asian="굴림체" style:font-size-asian="15pt" style:language-asian="ko" style:country-asian="KR" style:font-size-complex="15pt"/>
    </style:style>
    <style:style style:name="fr1" style:family="graphic" style:parent-style-name="Frame">
      <style:graphic-properties fo:margin-left="0.101cm" fo:margin-right="0.101cm" fo:margin-top="0.101cm" fo:margin-bottom="0.101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erm Project</text:p>
      <text:p text:style-name="P11">Memory Card Game</text:p>
      <text:p text:style-name="P11">Team <text:span text:style-name="T7">디지버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프레임1" text:anchor-type="paragraph" svg:x="3.378cm" svg:y="1.538cm" svg:width="11.1cm" draw:z-index="3"><draw:text-box fo:min-height="1.674cm"><table:table table:name="표13" table:style-name="표13"><table:table-column table:style-name="표13.A"/><table:table-column table:style-name="표13.B"/><table:table-column table:style-name="표13.C"/><table:table-row table:style-name="표13.1"><table:table-cell table:style-name="표13.A1" office:value-type="string"><text:p text:style-name="P9">학번</text:p></table:table-cell><table:table-cell table:style-name="표13.A1" office:value-type="string"><text:p text:style-name="P9">이름</text:p></table:table-cell><table:table-cell table:style-name="표13.A1" office:value-type="string"><text:p text:style-name="P9">Github ID</text:p></table:table-cell></table:table-row><table:table-row table:style-name="표13.1"><table:table-cell table:style-name="표13.A1" office:value-type="string"><text:p text:style-name="P10">0692024</text:p></table:table-cell><table:table-cell table:style-name="표13.A1" office:value-type="string"><text:p text:style-name="P9">심규민</text:p></table:table-cell><table:table-cell table:style-name="표13.A1" office:value-type="string"><text:p text:style-name="P10">sikumi@naver.com</text:p></table:table-cell></table:table-row><table:table-row table:style-name="표13.1"><table:table-cell table:style-name="표13.A1" office:value-type="string"><text:p text:style-name="P10">0992006</text:p></table:table-cell><table:table-cell table:style-name="표13.A1" office:value-type="string"><text:p text:style-name="P9">김별</text:p></table:table-cell><table:table-cell table:style-name="표13.A1" office:value-type="string"><text:p text:style-name="P10">bowies</text:p></table:table-cell></table:table-row></table:table></draw:text-box></draw:frame></text:p>
      <text:p text:style-name="Standard"/>
      <text:p text:style-name="Standard"/>
      <text:p text:style-name="Standard"/>
      <text:p text:style-name="Standard"/>
      <text:list xml:id="list32261639" text:style-name="L1">
        <text:list-item>
          <text:p text:style-name="P25">프로젝트 소개</text:p>
          <text:list>
            <text:list-item>
              <text:p text:style-name="P15"><text:span text:style-name="T7">개요</text:span><text:line-break/><text:span text:style-name="T7">-</text:span> <text:span text:style-name="T7">카드의 짝을 기억하여 주어진 시간내에 짝을 찾는 게임이다.</text:span><text:span text:style-name="T1"><text:line-break/></text:span></text:p>
            </text:list-item>
            <text:list-item>
              <text:p text:style-name="P19">입,출력<text:line-break/>- 하단 터치패드에 UI를 출력하고 터치 기능을 이용하여 입력값을 받는다.</text:p>
            </text:list-item>
          </text:list>
        </text:list-item>
      </text:list>
      <text:p text:style-name="P3"/>
      <text:list xml:id="list32382424" text:continue-numbering="true" text:style-name="L1">
        <text:list-item>
          <text:list>
            <text:list-item>
              <text:p text:style-name="P15"><text:span text:style-name="T3">난이도 조절</text:span><text:line-break/><text:span text:style-name="T1">- </text:span><text:span text:style-name="T3">시간을 조절하여 난이도를 높인다.</text:span><text:line-break/><text:span text:style-name="T1">- </text:span><text:span text:style-name="T3">카드의 개수를 늘려 난이도를 높인다.</text:span><text:span text:style-name="T1"><text:line-break/></text:span></text:p>
            </text:list-item>
            <text:list-item>
              <text:p text:style-name="P14"><text:span text:style-name="T11">시나리오</text:span><text:span text:style-name="T10"><text:line-break/></text:span><text:span text:style-name="T8">- </text:span><text:span text:style-name="T9">게임의 난이도를 지정한다.</text:span><text:span text:style-name="T10"><text:line-break/></text:span><text:span text:style-name="T8">- </text:span><text:span text:style-name="T9">카드의 앞면을 보여준다.</text:span><text:span text:style-name="T10"><text:line-break/></text:span><text:span text:style-name="T8">- </text:span><text:span text:style-name="T9">일정시간 뒤에 카드를 뒤집어 게임이 시작된다.</text:span><text:span text:style-name="T10"><text:line-break/></text:span><text:span text:style-name="T8">- </text:span><text:span text:style-name="T9">두 개의 카드를 터치하여 선택한다.</text:span><text:span text:style-name="T10"><text:line-break/></text:span><text:span text:style-name="T8">- </text:span><text:span text:style-name="T9">짝 지어진 카드는 화면에서 사라진다.</text:span><text:span text:style-name="T10"><text:line-break/></text:span><text:span text:style-name="T8">- </text:span><text:span text:style-name="T9">맞춘 칸과 뒤집어본 횟수를 스크린에 출력한다.</text:span><text:span text:style-name="T8"><text:line-break/></text:span></text:p>
            </text:list-item>
            <text:list-item>
              <text:p text:style-name="P15"><draw:frame draw:style-name="fr2" draw:name="그림1" text:anchor-type="paragraph" svg:x="1.931cm" svg:y="1.08cm" svg:width="8.334cm" svg:height="8.334cm" draw:z-index="0"><draw:image xlink:href="Pictures/200000070000208F0000208FA471BF11.svm" xlink:type="simple" xlink:show="embed" xlink:actuate="onLoad"/></draw:frame><text:span text:style-name="T7">예상 그림</text:span><text:line-break/><text:line-break/><text:line-break/><text:line-break/><text:line-break/> </text:p>
            </text:list-item>
          </text:list>
        </text:list-item>
        <text:list-item>
          <text:p text:style-name="P22"><text:soft-page-break/><text:span text:style-name="T7">제약사항 및 극복 방안</text:span></text:p>
          <text:list>
            <text:list-item>
              <text:p text:style-name="P15"><text:span text:style-name="T7">하드웨어</text:span><text:line-break/></text:p>
            </text:list-item>
          </text:list>
        </text:list-item>
      </text:list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float" office:value="1">
            <text:p text:style-name="P12">1</text:p>
          </table:table-cell>
          <table:table-cell table:style-name="표1.B1" office:value-type="string">
            <text:p text:style-name="P12">내용</text:p>
          </table:table-cell>
        </table:table-row>
        <table:table-row>
          <table:table-cell table:style-name="표1.A2" office:value-type="string">
            <text:p text:style-name="P4">제약 사항</text:p>
          </table:table-cell>
          <table:table-cell table:style-name="표1.B2" office:value-type="string">
            <text:p text:style-name="P6"><text:span text:style-name="T3">화면 출력은 상단 LCD와 하단 터치패드로 구성되어 있다.</text:span></text:p>
          </table:table-cell>
        </table:table-row>
        <table:table-row>
          <table:table-cell table:style-name="표1.A2" office:value-type="string">
            <text:p text:style-name="P4">극복 방안</text:p>
          </table:table-cell>
          <table:table-cell table:style-name="표1.B2" office:value-type="string">
            <text:p text:style-name="P6"><text:span text:style-name="T3">하단 터치패드를 이용하여 구현한 Ui를 출력한다.</text:span></text:p>
          </table:table-cell>
        </table:table-row>
      </table:table>
      <text:p text:style-name="P7"/>
      <table:table table:name="표2" table:style-name="표2">
        <table:table-column table:style-name="표2.A"/>
        <table:table-column table:style-name="표2.B"/>
        <table:table-row table:style-name="표2.1">
          <table:table-cell table:style-name="표2.A1" office:value-type="float" office:value="2">
            <text:p text:style-name="P12">2</text:p>
          </table:table-cell>
          <table:table-cell table:style-name="표2.B1" office:value-type="string">
            <text:p text:style-name="P12">내용</text:p>
          </table:table-cell>
        </table:table-row>
        <table:table-row>
          <table:table-cell table:style-name="표2.A2" office:value-type="string">
            <text:p text:style-name="P1"><text:span text:style-name="T7">제약사항</text:span></text:p>
          </table:table-cell>
          <table:table-cell table:style-name="표2.B2" office:value-type="string">
            <text:p text:style-name="P6"><text:span text:style-name="T3">입력을 키와 터치로 받을 수 있다.</text:span></text:p>
          </table:table-cell>
        </table:table-row>
        <table:table-row>
          <table:table-cell table:style-name="표2.A2" office:value-type="string">
            <text:p text:style-name="P1"><text:span text:style-name="T7">극복방안</text:span></text:p>
          </table:table-cell>
          <table:table-cell table:style-name="표2.B2" office:value-type="string">
            <text:p text:style-name="P6"><text:span text:style-name="T3">터치 기능을 이용하여 게임을 조작한다.</text:span></text:p>
          </table:table-cell>
        </table:table-row>
      </table:table>
      <text:p text:style-name="P7"/>
      <text:list xml:id="list32391600" text:continue-numbering="true" text:style-name="L1">
        <text:list-item>
          <text:list>
            <text:list-item>
              <text:p text:style-name="P16">소프트웨어<text:line-break/></text:p>
            </text:list-item>
          </text:list>
        </text:list-item>
      </text:list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office:value-type="float" office:value="3">
            <text:p text:style-name="P12">3</text:p>
          </table:table-cell>
          <table:table-cell table:style-name="표3.B1" office:value-type="string">
            <text:p text:style-name="P12">내용</text:p>
          </table:table-cell>
        </table:table-row>
        <table:table-row>
          <table:table-cell table:style-name="표3.A2" office:value-type="string">
            <text:p text:style-name="P1"><text:span text:style-name="T7">제약사항</text:span></text:p>
          </table:table-cell>
          <table:table-cell table:style-name="표3.B2" office:value-type="string">
            <text:p text:style-name="P1"><text:span text:style-name="T7">FreeRTOS의 API를 이용하여 개발한다.</text:span></text:p>
          </table:table-cell>
        </table:table-row>
        <table:table-row>
          <table:table-cell table:style-name="표3.A2" office:value-type="string">
            <text:p text:style-name="P1"><text:span text:style-name="T7">극복 방안</text:span></text:p>
          </table:table-cell>
          <table:table-cell table:style-name="표3.B2" office:value-type="string">
            <text:p text:style-name="P6"><text:a xlink:type="simple" xlink:href="http://www.freertos.org/"><text:span text:style-name="T6">http://www.freertos.org/</text:span></text:a></text:p>
            <text:p text:style-name="P6"><text:span text:style-name="T6">의 사이트를 참고하여 개발한다.</text:span></text:p>
          </table:table-cell>
        </table:table-row>
      </table:table>
      <text:p text:style-name="P8"/>
      <table:table table:name="표4" table:style-name="표4">
        <table:table-column table:style-name="표4.A"/>
        <table:table-column table:style-name="표4.B"/>
        <table:table-row table:style-name="표4.1">
          <table:table-cell table:style-name="표4.A1" office:value-type="float" office:value="4">
            <text:p text:style-name="P12">4</text:p>
          </table:table-cell>
          <table:table-cell table:style-name="표4.B1" office:value-type="string">
            <text:p text:style-name="P12">내용</text:p>
          </table:table-cell>
        </table:table-row>
        <table:table-row>
          <table:table-cell table:style-name="표4.A2" office:value-type="string">
            <text:p text:style-name="P1"><text:span text:style-name="T7">제약사항</text:span></text:p>
          </table:table-cell>
          <table:table-cell table:style-name="표4.B2" office:value-type="string">
            <text:p text:style-name="P1"><text:span text:style-name="T7">Devkitpro를 이용하여 개발한다.</text:span></text:p>
          </table:table-cell>
        </table:table-row>
        <table:table-row>
          <table:table-cell table:style-name="표4.A2" office:value-type="string">
            <text:p text:style-name="P4">극복방안</text:p>
          </table:table-cell>
          <table:table-cell table:style-name="표4.B2" office:value-type="string">
            <text:p text:style-name="P6"><text:a xlink:type="simple" xlink:href="http://devkitpro.org/">Http://devkitpro.org/</text:a><text:span text:style-name="T6"> 의 사이트를 참고하여 개발한다.</text:span></text:p>
          </table:table-cell>
        </table:table-row>
      </table:table>
      <text:p text:style-name="P7"/>
      <table:table table:name="표5" table:style-name="표5">
        <table:table-column table:style-name="표5.A"/>
        <table:table-column table:style-name="표5.B"/>
        <table:table-row table:style-name="표5.1">
          <table:table-cell table:style-name="표5.A1" office:value-type="float" office:value="5">
            <text:p text:style-name="P12">5</text:p>
          </table:table-cell>
          <table:table-cell table:style-name="표5.B1" office:value-type="string">
            <text:p text:style-name="P12">내용</text:p>
          </table:table-cell>
        </table:table-row>
        <table:table-row>
          <table:table-cell table:style-name="표5.A2" office:value-type="string">
            <text:p text:style-name="P4">제약사항</text:p>
          </table:table-cell>
          <table:table-cell table:style-name="표5.B2" office:value-type="string">
            <text:p text:style-name="P1"><text:span text:style-name="T7">Nintendo Ds에 관련한 소프트웨어 지식이 부족하다.</text:span></text:p>
          </table:table-cell>
        </table:table-row>
        <table:table-row>
          <table:table-cell table:style-name="표5.A2" office:value-type="string">
            <text:p text:style-name="P1"><text:span text:style-name="T7">극복방안</text:span></text:p>
          </table:table-cell>
          <table:table-cell table:style-name="표5.B2" office:value-type="string">
            <text:p text:style-name="P6"><text:span text:style-name="T3">전문가 사이트(http://kkamagui.tistory.com)를 이용하여 소프트웨어 지식을 습득한다.</text:span></text:p>
          </table:table-cell>
        </table:table-row>
      </table:table>
      <text:p text:style-name="P7"/>
      <text:list xml:id="list32253219" text:style-name="L2">
        <text:list-item>
          <text:p text:style-name="P23"><text:span text:style-name="T7">구조도</text:span></text:p>
          <text:list>
            <text:list-item>
              <text:p text:style-name="P17"><text:span text:style-name="T7">소프트웨어</text:span></text:p>
            </text:list-item>
          </text:list>
        </text:list-item>
      </text:list>
      <text:p text:style-name="P7"><draw:frame draw:style-name="fr3" draw:name="그림2" text:anchor-type="paragraph" svg:width="13.229cm" svg:height="7.384cm" draw:z-index="1"><draw:image xlink:href="Pictures/20000007000033AE00001CD71AA61D66.svm" xlink:type="simple" xlink:show="embed" xlink:actuate="onLoad"/></draw:frame></text:p>
      <text:p text:style-name="P7"><text:soft-page-break/></text:p>
      <text:p text:style-name="P7"/>
      <text:list xml:id="list32383951" text:continue-numbering="true" text:style-name="L2">
        <text:list-item>
          <text:list>
            <text:list-item>
              <text:p text:style-name="P17"><text:span text:style-name="T7">하드웨어</text:span></text:p>
              <text:list>
                <text:list-item>
                  <text:p text:style-name="P17"><text:span text:style-name="T7">하드웨어 스팩</text:span><text:line-break/> <text:span text:style-name="T2">- LCD : TFT-LCD 256 x 192 pixels<text:line-break/> - CPU : ARM946E-S main CPU 67MHz. ARM7TDMI co- processor 33 MHz<text:line-break/> - RAM : 4Mbyte<text:line-break/> - Graphic : 3D/2D Engine<text:line-break/> - Input : Key and Touch Pad<text:line-break/> - Communication : Wi-Fi</text:span></text:p>
                  <text:p text:style-name="P21"/>
                </text:list-item>
                <text:list-item>
                  <text:p text:style-name="P17"><text:span text:style-name="T7">하드웨어 구조도</text:span></text:p>
                </text:list-item>
              </text:list>
            </text:list-item>
          </text:list>
        </text:list-item>
      </text:list>
      <text:p text:style-name="P7"/>
      <text:p text:style-name="P7"><draw:frame draw:style-name="fr2" draw:name="그림3" text:anchor-type="paragraph" svg:x="0.893cm" svg:y="0.016cm" svg:width="10.359cm" svg:height="13.813cm" draw:z-index="2"><draw:image xlink:href="Pictures/2000000700003482000047024FA7409C.svm" xlink:type="simple" xlink:show="embed" xlink:actuate="onLoad"/></draw:frame></text:p>
      <text:p text:style-name="P7"><text:soft-page-break/></text:p>
      <text:p text:style-name="P7"/>
      <text:list xml:id="list32382627" text:continue-numbering="true" text:style-name="L2">
        <text:list-item>
          <text:p text:style-name="P24">테스트 계획</text:p>
        </text:list-item>
      </text:list>
      <text:p text:style-name="P8"/>
      <table:table table:name="표6" table:style-name="표6">
        <table:table-column table:style-name="표6.A"/>
        <table:table-column table:style-name="표6.B"/>
        <table:table-row>
          <table:table-cell table:style-name="표6.A1" office:value-type="float" office:value="1">
            <text:p text:style-name="P13">1</text:p>
          </table:table-cell>
          <table:table-cell table:style-name="표6.B1" office:value-type="string">
            <text:p text:style-name="P13">실행</text:p>
          </table:table-cell>
        </table:table-row>
        <table:table-row>
          <table:table-cell table:style-name="표6.A2" office:value-type="string">
            <text:p text:style-name="P13">상황</text:p>
          </table:table-cell>
          <table:table-cell table:style-name="표6.B2" office:value-type="string">
            <text:p text:style-name="P2">게임을 실행한다.</text:p>
          </table:table-cell>
        </table:table-row>
        <table:table-row>
          <table:table-cell table:style-name="표6.A2" office:value-type="string">
            <text:p text:style-name="P13">잘된 때</text:p>
          </table:table-cell>
          <table:table-cell table:style-name="표6.B2" office:value-type="string">
            <text:p text:style-name="P5"><text:span text:style-name="T7">게임의 메인화면이 출력된다.</text:span></text:p>
          </table:table-cell>
        </table:table-row>
        <table:table-row>
          <table:table-cell table:style-name="표6.A2" office:value-type="string">
            <text:p text:style-name="P13">안된 때</text:p>
          </table:table-cell>
          <table:table-cell table:style-name="표6.B2" office:value-type="string">
            <text:p text:style-name="P5"><text:span text:style-name="T7">게임이 실행되지 않는다.</text:span></text:p>
          </table:table-cell>
        </table:table-row>
      </table:table>
      <text:p text:style-name="P8"/>
      <table:table table:name="표7" table:style-name="표7">
        <table:table-column table:style-name="표7.A"/>
        <table:table-column table:style-name="표7.B"/>
        <table:table-row>
          <table:table-cell table:style-name="표7.A1" office:value-type="float" office:value="2">
            <text:p text:style-name="P13">2</text:p>
          </table:table-cell>
          <table:table-cell table:style-name="표7.B1" office:value-type="string">
            <text:p text:style-name="P13">실행</text:p>
          </table:table-cell>
        </table:table-row>
        <table:table-row>
          <table:table-cell table:style-name="표7.A2" office:value-type="string">
            <text:p text:style-name="P13">상황</text:p>
          </table:table-cell>
          <table:table-cell table:style-name="표7.B2" office:value-type="string">
            <text:p text:style-name="P2">터치스크린에 게임시작을 누른다.</text:p>
          </table:table-cell>
        </table:table-row>
        <table:table-row>
          <table:table-cell table:style-name="표7.A2" office:value-type="string">
            <text:p text:style-name="P13">잘된 때</text:p>
          </table:table-cell>
          <table:table-cell table:style-name="표7.B2" office:value-type="string">
            <text:p text:style-name="P5"><text:span text:style-name="T7">입력을 받아 난이도 조절 화면으로 넘어간다.</text:span></text:p>
          </table:table-cell>
        </table:table-row>
        <table:table-row>
          <table:table-cell table:style-name="표7.A2" office:value-type="string">
            <text:p text:style-name="P13">안된 때</text:p>
          </table:table-cell>
          <table:table-cell table:style-name="표7.B2" office:value-type="string">
            <text:p text:style-name="P5"><text:span text:style-name="T7">인식이 안 되어 화면이 멈춰있다.</text:span></text:p>
          </table:table-cell>
        </table:table-row>
      </table:table>
      <text:p text:style-name="P7"/>
      <text:p text:style-name="P7"><text:soft-page-break/></text:p>
      <table:table table:name="표8" table:style-name="표8">
        <table:table-column table:style-name="표8.A"/>
        <table:table-column table:style-name="표8.B"/>
        <table:table-row>
          <table:table-cell table:style-name="표8.A1" office:value-type="float" office:value="3">
            <text:p text:style-name="P13">3</text:p>
          </table:table-cell>
          <table:table-cell table:style-name="표8.B1" office:value-type="string">
            <text:p text:style-name="P13">실행</text:p>
          </table:table-cell>
        </table:table-row>
        <table:table-row>
          <table:table-cell table:style-name="표8.A2" office:value-type="string">
            <text:p text:style-name="P13">상황</text:p>
          </table:table-cell>
          <table:table-cell table:style-name="표8.B2" office:value-type="string">
            <text:p text:style-name="P2">난이도를 설정하고 게임을 실행한다.</text:p>
          </table:table-cell>
        </table:table-row>
        <table:table-row>
          <table:table-cell table:style-name="표8.A2" office:value-type="string">
            <text:p text:style-name="P13">잘된 때</text:p>
          </table:table-cell>
          <table:table-cell table:style-name="표8.B2" office:value-type="string">
            <text:p text:style-name="P5"><text:span text:style-name="T7">해당되는 난이도의 게임이 실행된다.</text:span></text:p>
          </table:table-cell>
        </table:table-row>
        <table:table-row>
          <table:table-cell table:style-name="표8.A2" office:value-type="string">
            <text:p text:style-name="P13">안된 때</text:p>
          </table:table-cell>
          <table:table-cell table:style-name="표8.B2" office:value-type="string">
            <text:p text:style-name="P5"><text:span text:style-name="T7">난이도의 변화없이 게임이 실행된다.</text:span></text:p>
          </table:table-cell>
        </table:table-row>
      </table:table>
      <text:p text:style-name="P7"/>
      <table:table table:name="표9" table:style-name="표9">
        <table:table-column table:style-name="표9.A"/>
        <table:table-column table:style-name="표9.B"/>
        <table:table-row>
          <table:table-cell table:style-name="표9.A1" office:value-type="float" office:value="4">
            <text:p text:style-name="P13">4</text:p>
          </table:table-cell>
          <table:table-cell table:style-name="표9.B1" office:value-type="string">
            <text:p text:style-name="P13">실행</text:p>
          </table:table-cell>
        </table:table-row>
        <table:table-row>
          <table:table-cell table:style-name="표9.A2" office:value-type="string">
            <text:p text:style-name="P13">상황</text:p>
          </table:table-cell>
          <table:table-cell table:style-name="표9.B2" office:value-type="string">
            <text:p text:style-name="P2">카드의 앞면을 보여 준다.</text:p>
          </table:table-cell>
        </table:table-row>
        <table:table-row>
          <table:table-cell table:style-name="표9.A2" office:value-type="string">
            <text:p text:style-name="P13">잘된 때</text:p>
          </table:table-cell>
          <table:table-cell table:style-name="표9.B2" office:value-type="string">
            <text:p text:style-name="P5"><text:span text:style-name="T7">일정시간 후 카드를 뒤집는다.</text:span></text:p>
          </table:table-cell>
        </table:table-row>
        <table:table-row>
          <table:table-cell table:style-name="표9.A2" office:value-type="string">
            <text:p text:style-name="P13">안된 때</text:p>
          </table:table-cell>
          <table:table-cell table:style-name="표9.B2" office:value-type="string">
            <text:p text:style-name="P5"><text:span text:style-name="T7">카드의 앞면을 계속 보여준다.</text:span></text:p>
          </table:table-cell>
        </table:table-row>
      </table:table>
      <text:p text:style-name="P7"/>
      <table:table table:name="표10" table:style-name="표10">
        <table:table-column table:style-name="표10.A"/>
        <table:table-column table:style-name="표10.B"/>
        <table:table-row>
          <table:table-cell table:style-name="표10.A1" office:value-type="float" office:value="5">
            <text:p text:style-name="P13">5</text:p>
          </table:table-cell>
          <table:table-cell table:style-name="표10.B1" office:value-type="string">
            <text:p text:style-name="P13">실행</text:p>
          </table:table-cell>
        </table:table-row>
        <table:table-row>
          <table:table-cell table:style-name="표10.A2" office:value-type="string">
            <text:p text:style-name="P13">상황</text:p>
          </table:table-cell>
          <table:table-cell table:style-name="표10.B2" office:value-type="string">
            <text:p text:style-name="P2">카드의 짝이 일치하지 않는 경우</text:p>
          </table:table-cell>
        </table:table-row>
        <table:table-row>
          <table:table-cell table:style-name="표10.A2" office:value-type="string">
            <text:p text:style-name="P13">잘된 때</text:p>
          </table:table-cell>
          <table:table-cell table:style-name="표10.B2" office:value-type="string">
            <text:p text:style-name="P5"><text:span text:style-name="T7">터치한 카드가 남아있다.</text:span></text:p>
          </table:table-cell>
        </table:table-row>
        <table:table-row>
          <table:table-cell table:style-name="표10.A2" office:value-type="string">
            <text:p text:style-name="P13">안된 때</text:p>
          </table:table-cell>
          <table:table-cell table:style-name="표10.B2" office:value-type="string">
            <text:p text:style-name="P5"><text:span text:style-name="T7">터치한 카드가 사라진다.</text:span></text:p>
          </table:table-cell>
        </table:table-row>
      </table:table>
      <text:p text:style-name="P7"/>
      <table:table table:name="표11" table:style-name="표11">
        <table:table-column table:style-name="표11.A"/>
        <table:table-column table:style-name="표11.B"/>
        <table:table-row>
          <table:table-cell table:style-name="표11.A1" office:value-type="float" office:value="6">
            <text:p text:style-name="P13">6</text:p>
          </table:table-cell>
          <table:table-cell table:style-name="표11.B1" office:value-type="string">
            <text:p text:style-name="P13">실행</text:p>
          </table:table-cell>
        </table:table-row>
        <table:table-row>
          <table:table-cell table:style-name="표11.A2" office:value-type="string">
            <text:p text:style-name="P13">상황</text:p>
          </table:table-cell>
          <table:table-cell table:style-name="표11.B2" office:value-type="string">
            <text:p text:style-name="P2">카드의 짝이 일치할 경우</text:p>
          </table:table-cell>
        </table:table-row>
        <table:table-row>
          <table:table-cell table:style-name="표11.A2" office:value-type="string">
            <text:p text:style-name="P13">잘된 때</text:p>
          </table:table-cell>
          <table:table-cell table:style-name="표11.B2" office:value-type="string">
            <text:p text:style-name="P5"><text:span text:style-name="T7">터치한 카드가 사라진다.</text:span></text:p>
          </table:table-cell>
        </table:table-row>
        <table:table-row>
          <table:table-cell table:style-name="표11.A2" office:value-type="string">
            <text:p text:style-name="P13">안된 때</text:p>
          </table:table-cell>
          <table:table-cell table:style-name="표11.B2" office:value-type="string">
            <text:p text:style-name="P5"><text:span text:style-name="T7">터치한 카드가 남아있다.</text:span></text:p>
          </table:table-cell>
        </table:table-row>
      </table:table>
      <text:p text:style-name="P7"/>
      <table:table table:name="표12" table:style-name="표12">
        <table:table-column table:style-name="표12.A"/>
        <table:table-column table:style-name="표12.B"/>
        <table:table-row>
          <table:table-cell table:style-name="표12.A1" office:value-type="float" office:value="7">
            <text:p text:style-name="P13">7</text:p>
          </table:table-cell>
          <table:table-cell table:style-name="표12.B1" office:value-type="string">
            <text:p text:style-name="P13">실행</text:p>
          </table:table-cell>
        </table:table-row>
        <table:table-row>
          <table:table-cell table:style-name="표12.A2" office:value-type="string">
            <text:p text:style-name="P13">상황</text:p>
          </table:table-cell>
          <table:table-cell table:style-name="표12.B2" office:value-type="string">
            <text:p text:style-name="P2">게임이 끝난다.</text:p>
          </table:table-cell>
        </table:table-row>
        <table:table-row>
          <table:table-cell table:style-name="표12.A2" office:value-type="string">
            <text:p text:style-name="P13">잘된 때</text:p>
          </table:table-cell>
          <table:table-cell table:style-name="표12.B2" office:value-type="string">
            <text:p text:style-name="P5"><text:span text:style-name="T7">난이도 선택화면이 출력된다.</text:span></text:p>
          </table:table-cell>
        </table:table-row>
        <table:table-row>
          <table:table-cell table:style-name="표12.A2" office:value-type="string">
            <text:p text:style-name="P13">안된 때</text:p>
          </table:table-cell>
          <table:table-cell table:style-name="표12.B2" office:value-type="string">
            <text:p text:style-name="P5"><text:span text:style-name="T7">게임이 끝난 상태로 유지된다.</text:span></text:p>
          </table:table-cell>
        </table:table-row>
      </table:table>
      <text:p text:style-name="P7"/>
      <text:p text:style-name="P7"/>
      <text:p text:style-name="Standard"><text:span text:style-name="T11"><text:s/>5. </text:span><text:span text:style-name="T12">참고 사이트</text:span><text:span text:style-name="T10"><text:line-break/> <text:s text:c="3"/></text:span><text:span text:style-name="T11">하드웨어 구조도</text:span><text:span text:style-name="T8"> : </text:span><text:span text:style-name="T4">http://kkamagui.tistory.com/</text:span><text:span text:style-name="T10"><text:line-break/><text:line-break/><text:line-break/><text:line-break/><text:line-break/><text:line-break/><text:line-break/></text:span><text:line-break/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굴림체" svg:font-family="굴림체" style:font-family-generic="modern" style:font-pitch="fixed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Hwp_5f_Arrow" draw:display-name="Hwp_Arrow" svg:viewBox="0 0 20 30" svg:d="m10 0-10 30h20z"/>
    <draw:marker draw:name="Hwp_5f_Circle" draw:display-name="Hwp_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Hwp_5f_Line_5f_Arrow" draw:display-name="Hwp_Line_Arrow" svg:viewBox="0 0 1122 2243" svg:d="m0 2108v17 17l12 42 30 34 38 21 43 4 29-8 30-21 25-26 13-34 343-1532 339 1520 13 42 29 34 39 21 42 4 42-12 34-30 21-42v-39-12l-4 4-440-1998-9-42-25-39-38-25-43-8-42 8-38 25-26 39-8 42z"/>
    <draw:marker draw:name="Hwp_5f_Line_5f_Arrow_5f_Concave" draw:display-name="Hwp_Line_Arrow_Concave" svg:viewBox="0 0 1131 1580" svg:d="m1013 1491 118 89-567-1580-564 1580 114-85 136-68 148-46 161-17 161 13 153 46z"/>
    <draw:marker draw:name="Hwp_5f_Square" draw:display-name="Hwp_Square" svg:viewBox="0 0 10 10" svg:d="m0 0h10v10h-10z"/>
    <draw:marker draw:name="Hwp_5f_Square_5f_45" draw:display-name="Hwp_Square_45" svg:viewBox="0 0 1131 1131" svg:d="m0 564 564 567 567-567-567-564z"/>
    <draw:stroke-dash draw:name="_31__20_Dots_20_1_20_Dash" draw:display-name="1 Dots 1 Dash" draw:style="rect" draw:dots1="1" draw:dots1-length="400%" draw:dots2="1" draw:dots2-length="100%" draw:distance="200%"/>
    <draw:stroke-dash draw:name="_32__20_Dots_20_1_20_Dash" draw:display-name="2 Dots 1 Dash" draw:style="rect" draw:dots1="1" draw:dots1-length="400%" draw:dots2="2" draw:dots2-length="100%" draw:distance="200%"/>
    <draw:stroke-dash draw:name="Circle" draw:style="round" draw:dots1="1" draw:dots1-length="100%" draw:dots2="1" draw:dots2-length="100%" draw:distance="200%"/>
    <draw:stroke-dash draw:name="Long_20_Dash" draw:display-name="Long Dash" draw:style="rect" draw:dots1="1" draw:dots1-length="600%" draw:dots2="1" draw:dots2-length="100%" draw:distance="200%"/>
    <draw:stroke-dash draw:name="Long_20_Dash_20_1Dot" draw:display-name="Long Dash 1Dot" draw:style="rect" draw:dots1="1" draw:dots1-length="600%" draw:dots2="1" draw:dots2-length="100%" draw:distance="200%"/>
    <draw:stroke-dash draw:name="Long_20_Dash_20_2_20_Dots" draw:display-name="Long Dash 2 Dots" draw:style="rect" draw:dots1="1" draw:dots1-length="600%" draw:dots2="2" draw:dots2-length="100%" draw:distance="200%"/>
    <draw:stroke-dash draw:name="Ultrafine_20_Dashed" draw:display-name="Ultrafine Dashed" draw:style="rect" draw:dots1="1" draw:dots1-length="400%" draw:dots2="1" draw:dots2-length="400%" draw:distance="200%"/>
    <draw:stroke-dash draw:name="Ultrafine_20_Dotted_20__28_var_29_" draw:display-name="Ultrafine Dotted (var)" draw:style="rect" draw:dots1="1" draw:dots1-length="100%" draw:distance="20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_34_" style:display-name="4" style:family="paragraph" style:class="text">
      <style:paragraph-properties fo:margin-left="0.706cm" fo:margin-right="0cm" fo:line-height="160%" fo:text-align="start" style:justify-single-word="false" fo:text-indent="0cm" style:auto-text-indent="false" fo:padding="0cm" fo:border="none" style:vertical-align="baseline" style:snap-to-layout-grid="false"/>
      <style:text-properties fo:color="#000000" fo:font-size="15pt" style:font-size-asian="11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3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99cm" fo:margin-left="0cm" fo:margin-right="0cm" fo:margin-bottom="0cm"/>
      </style:header-style>
      <style:footer-style>
        <style:header-footer-properties fo:min-height="1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년 11월 21일 수요일 오후 11:42:47</meta:creation-date>
    <dc:title>Term Project</dc:title>
    <dc:creator>hansung hansung</dc:creator>
    <dc:date>2012-11-22T12:24:21.90</dc:date>
    <dc:language>euc-KR</dc:language>
    <meta:print-date/>
    <dc:subject/>
    <dc:description/>
    <meta:keyword/>
    <meta:editing-duration>PT1H10M34S</meta:editing-duration>
    <meta:editing-cycles>8</meta:editing-cycles>
    <meta:document-statistic meta:table-count="13" meta:image-count="3" meta:object-count="0" meta:page-count="7" meta:paragraph-count="115" meta:word-count="419" meta:character-count="1509"/>
  </office:meta>
</office:document-meta>
</file>